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T1" style:family="text">
      <style:text-properties fo:language="zxx" fo:country="none" style:language-asian="zxx" style:country-asian="none" style:language-complex="zxx" style:country-complex="none"/>
    </style:style>
    <style:style style:name="T2"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l Spacejock book one - Sample yWriter Project</text:p>
      <text:p text:style-name="Subtitle">Simon Haynes</text:p>
      <text:h text:style-name="Heading_20_1" text:outline-level="1"><text:a xlink:type="simple" xlink:href="../normal_parts.odt#ChID:34%7Cregion" text:style-name="Internet_20_link" text:visited-style-name="Visited_20_Internet_20_Link">Part 1</text:a></text:h>
      <text:h text:style-name="Heading_20_2" text:outline-level="2"><text:a xlink:type="simple" xlink:href="../normal_chapters.odt#ChID:1%7Cregion" text:style-name="Internet_20_link" text:visited-style-name="Visited_20_Internet_20_Link">Chapter 1</text:a></text:h>
      <text:section text:style-name="Sect1" text:name="sc1">
        <text:p text:style-name="Text_20_body">Hal Spacejock was sitting at the <text:span text:style-name="Emphasis">Black Gull’s</text:span> flight console, his attention riveted to a small <text:span text:style-name="T2">chessboard</text:span>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text:soft-page-break/>“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ext:p>
        <text:p text:style-name="First_20_line_20_indent">The wide viewscreen above the console turned red, and the word ‘<text:span text:style-name="T1">SaLE</text:span>’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h text:style-name="Heading_20_2" text:outline-level="2"><text:soft-page-break/><text:a xlink:type="simple" xlink:href="../normal_chapters.odt#ChID:2%7Cregion" text:style-name="Internet_20_link" text:visited-style-name="Visited_20_Internet_20_Link">Chapter 2</text:a></text:h>
      <text:section text:style-name="Sect1" text:name="sc2">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3">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h text:style-name="Heading_20_2" text:outline-level="2"><text:soft-page-break/><text:a xlink:type="simple" xlink:href="../normal_chapters.odt#ChID:3%7Cregion" text:style-name="Internet_20_link" text:visited-style-name="Visited_20_Internet_20_Link">Chapter 3</text:a></text:h>
      <text:section text:style-name="Sect1" text:name="sc4">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h text:style-name="Heading_20_2" text:outline-level="2"><text:a xlink:type="simple" xlink:href="../normal_chapters.odt#ChID:4%7Cregion" text:style-name="Internet_20_link" text:visited-style-name="Visited_20_Internet_20_Link">Chapter 4</text:a></text:h>
      <text:section text:style-name="Sect1" text:name="sc5">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h text:style-name="Heading_20_2" text:outline-level="2"><text:soft-page-break/>|Inserted chapter</text:h>
        <text:p text:style-name="First_20_line_20_indent">Hal’s ship was somewhat further down the alphabet, and was therefore sitting in a disused corner of the field about as far from the amenities as the nearest moon.</text:p>
        <text:p text:style-name="First_20_line_20_indent">### The landing patch</text:p>
        <text:p text:style-name="First_20_line_20_indent">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6">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text:soft-page-break/>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section>
      <text:p text:style-name="Heading_20_4">* * *</text:p>
      <text:section text:style-name="Sect1" text:name="sc7">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8">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text:soft-page-break/>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section>
      <text:h text:style-name="Heading_20_2" text:outline-level="2"><text:a xlink:type="simple" xlink:href="../normal_chapters.odt#ChID:5%7Cregion" text:style-name="Internet_20_link" text:visited-style-name="Visited_20_Internet_20_Link">Chapter 5</text:a></text:h>
      <text:section text:style-name="Sect1" text:name="sc9">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Text_20_body">### Fire alarm|Clunk reports a fire on the airfield.</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text:soft-page-break/>“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section>
      <text:p text:style-name="Heading_20_4">* * *</text:p>
      <text:section text:style-name="Sect1" text:name="sc10">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h text:style-name="Heading_20_2" text:outline-level="2"><text:a xlink:type="simple" xlink:href="../normal_chapters.odt#ChID:6%7Cregion" text:style-name="Internet_20_link" text:visited-style-name="Visited_20_Internet_20_Link">Chapter 6</text:a></text:h>
      <text:section text:style-name="Sect1" text:name="sc12">
        <text:p text:style-name="Standard"/>
      </text:section>
      <text:h text:style-name="Heading_20_2" text:outline-level="2"><text:a xlink:type="simple" xlink:href="../normal_chapters.odt#ChID:7%7Cregion" text:style-name="Internet_20_link" text:visited-style-name="Visited_20_Internet_20_Link">Chapter 7</text:a></text:h>
      <text:section text:style-name="Sect1" text:name="sc15">
        <text:p text:style-name="Standard"/>
      </text:section>
      <text:h text:style-name="Heading_20_2" text:outline-level="2"><text:a xlink:type="simple" xlink:href="../normal_chapters.odt#ChID:8%7Cregion" text:style-name="Internet_20_link" text:visited-style-name="Visited_20_Internet_20_Link">Chapter 8</text:a></text:h>
      <text:section text:style-name="Sect1" text:name="sc17">
        <text:p text:style-name="Standard"><text:soft-page-break/></text:p>
      </text:section>
      <text:h text:style-name="Heading_20_2" text:outline-level="2"><text:a xlink:type="simple" xlink:href="../normal_chapters.odt#ChID:9%7Cregion" text:style-name="Internet_20_link" text:visited-style-name="Visited_20_Internet_20_Link">Chapter 9</text:a></text:h>
      <text:section text:style-name="Sect1" text:name="sc19">
        <text:p text:style-name="Standard"/>
      </text:section>
      <text:h text:style-name="Heading_20_2" text:outline-level="2"><text:a xlink:type="simple" xlink:href="../normal_chapters.odt#ChID:10%7Cregion" text:style-name="Internet_20_link" text:visited-style-name="Visited_20_Internet_20_Link">Chapter 10</text:a></text:h>
      <text:section text:style-name="Sect1" text:name="sc22">
        <text:p text:style-name="Standard"/>
      </text:section>
      <text:h text:style-name="Heading_20_2" text:outline-level="2"><text:a xlink:type="simple" xlink:href="../normal_chapters.odt#ChID:11%7Cregion" text:style-name="Internet_20_link" text:visited-style-name="Visited_20_Internet_20_Link">Chapter 11</text:a></text:h>
      <text:section text:style-name="Sect1" text:name="sc25">
        <text:p text:style-name="Standard"/>
      </text:section>
      <text:p text:style-name="Heading_20_4">* * *</text:p>
      <text:section text:style-name="Sect1" text:name="sc27">
        <text:p text:style-name="Standard"/>
      </text:section>
      <text:h text:style-name="Heading_20_2" text:outline-level="2"><text:a xlink:type="simple" xlink:href="../normal_chapters.odt#ChID:12%7Cregion" text:style-name="Internet_20_link" text:visited-style-name="Visited_20_Internet_20_Link">Chapter 12</text:a></text:h>
      <text:section text:style-name="Sect1" text:name="sc29">
        <text:p text:style-name="Standard"/>
      </text:section>
      <text:p text:style-name="Heading_20_4">* * *</text:p>
      <text:section text:style-name="Sect1" text:name="sc31">
        <text:p text:style-name="Standard"/>
      </text:section>
      <text:h text:style-name="Heading_20_2" text:outline-level="2"><text:soft-page-break/><text:a xlink:type="simple" xlink:href="../normal_chapters.odt#ChID:13%7Cregion" text:style-name="Internet_20_link" text:visited-style-name="Visited_20_Internet_20_Link">Chapter 13</text:a></text:h>
      <text:section text:style-name="Sect1" text:name="sc34">
        <text:p text:style-name="Standard"/>
      </text:section>
      <text:h text:style-name="Heading_20_2" text:outline-level="2"><text:a xlink:type="simple" xlink:href="../normal_chapters.odt#ChID:14%7Cregion" text:style-name="Internet_20_link" text:visited-style-name="Visited_20_Internet_20_Link">Chapter 14</text:a></text:h>
      <text:h text:style-name="Heading_20_2" text:outline-level="2"><text:a xlink:type="simple" xlink:href="../normal_chapters.odt#ChID:15%7Cregion" text:style-name="Internet_20_link" text:visited-style-name="Visited_20_Internet_20_Link">Chapter 15</text:a></text:h>
      <text:section text:style-name="Sect1" text:name="sc38">
        <text:p text:style-name="Standard"/>
      </text:section>
      <text:p text:style-name="Heading_20_4">* * *</text:p>
      <text:section text:style-name="Sect1" text:name="sc40">
        <text:p text:style-name="Standard"/>
      </text:section>
      <text:h text:style-name="Heading_20_2" text:outline-level="2"><text:a xlink:type="simple" xlink:href="../normal_chapters.odt#ChID:16%7Cregion" text:style-name="Internet_20_link" text:visited-style-name="Visited_20_Internet_20_Link">Chapter 16</text:a></text:h>
      <text:section text:style-name="Sect1" text:name="sc43">
        <text:p text:style-name="Standard"/>
      </text:section>
      <text:p text:style-name="Heading_20_4">* * *</text:p>
      <text:section text:style-name="Sect1" text:name="sc45">
        <text:p text:style-name="Standard"/>
      </text:section>
      <text:h text:style-name="Heading_20_2" text:outline-level="2"><text:a xlink:type="simple" xlink:href="../normal_chapters.odt#ChID:17%7Cregion" text:style-name="Internet_20_link" text:visited-style-name="Visited_20_Internet_20_Link">Chapter 17</text:a></text:h>
      <text:section text:style-name="Sect1" text:name="sc47">
        <text:p text:style-name="Standard"/>
      </text:section>
      <text:p text:style-name="Heading_20_4"><text:soft-page-break/>* * *</text:p>
      <text:section text:style-name="Sect1" text:name="sc49">
        <text:p text:style-name="Standard"/>
      </text:section>
      <text:h text:style-name="Heading_20_1" text:outline-level="1"><text:a xlink:type="simple" xlink:href="../normal_parts.odt#ChID:35%7Cregion" text:style-name="Internet_20_link" text:visited-style-name="Visited_20_Internet_20_Link">Part 2</text:a></text:h>
      <text:h text:style-name="Heading_20_2" text:outline-level="2"><text:a xlink:type="simple" xlink:href="../normal_chapters.odt#ChID:18%7Cregion" text:style-name="Internet_20_link" text:visited-style-name="Visited_20_Internet_20_Link">Chapter 18</text:a></text:h>
      <text:section text:style-name="Sect1" text:name="sc51">
        <text:p text:style-name="Standard"/>
      </text:section>
      <text:p text:style-name="Heading_20_4">* * *</text:p>
      <text:section text:style-name="Sect1" text:name="sc53">
        <text:p text:style-name="Standard"/>
      </text:section>
      <text:h text:style-name="Heading_20_2" text:outline-level="2"><text:a xlink:type="simple" xlink:href="../normal_chapters.odt#ChID:19%7Cregion" text:style-name="Internet_20_link" text:visited-style-name="Visited_20_Internet_20_Link">Chapter 19</text:a></text:h>
      <text:section text:style-name="Sect1" text:name="sc55">
        <text:p text:style-name="Standard"/>
      </text:section>
      <text:p text:style-name="Heading_20_4">* * *</text:p>
      <text:section text:style-name="Sect1" text:name="sc57">
        <text:p text:style-name="Standard"/>
      </text:section>
      <text:h text:style-name="Heading_20_2" text:outline-level="2"><text:a xlink:type="simple" xlink:href="../normal_chapters.odt#ChID:20%7Cregion" text:style-name="Internet_20_link" text:visited-style-name="Visited_20_Internet_20_Link">Chapter 20</text:a></text:h>
      <text:section text:style-name="Sect1" text:name="sc60">
        <text:p text:style-name="Standard"/>
      </text:section>
      <text:p text:style-name="Heading_20_4"><text:soft-page-break/>* * *</text:p>
      <text:section text:style-name="Sect1" text:name="sc62">
        <text:p text:style-name="Standard"/>
      </text:section>
      <text:p text:style-name="Heading_20_4">* * *</text:p>
      <text:section text:style-name="Sect1" text:name="sc64">
        <text:p text:style-name="Standard"/>
      </text:section>
      <text:h text:style-name="Heading_20_2" text:outline-level="2"><text:a xlink:type="simple" xlink:href="../normal_chapters.odt#ChID:21%7Cregion" text:style-name="Internet_20_link" text:visited-style-name="Visited_20_Internet_20_Link">Chapter 21</text:a></text:h>
      <text:section text:style-name="Sect1" text:name="sc66">
        <text:p text:style-name="Standard"/>
      </text:section>
      <text:p text:style-name="Heading_20_4">* * *</text:p>
      <text:section text:style-name="Sect1" text:name="sc68">
        <text:p text:style-name="Standard"/>
      </text:section>
      <text:h text:style-name="Heading_20_2" text:outline-level="2"><text:a xlink:type="simple" xlink:href="../normal_chapters.odt#ChID:22%7Cregion" text:style-name="Internet_20_link" text:visited-style-name="Visited_20_Internet_20_Link">Chapter 22</text:a></text:h>
      <text:section text:style-name="Sect1" text:name="sc71">
        <text:p text:style-name="Standard"/>
      </text:section>
      <text:h text:style-name="Heading_20_2" text:outline-level="2"><text:a xlink:type="simple" xlink:href="../normal_chapters.odt#ChID:23%7Cregion" text:style-name="Internet_20_link" text:visited-style-name="Visited_20_Internet_20_Link">Chapter 23</text:a></text:h>
      <text:section text:style-name="Sect1" text:name="sc74">
        <text:p text:style-name="Standard"/>
      </text:section>
      <text:h text:style-name="Heading_20_2" text:outline-level="2"><text:a xlink:type="simple" xlink:href="../normal_chapters.odt#ChID:24%7Cregion" text:style-name="Internet_20_link" text:visited-style-name="Visited_20_Internet_20_Link">Chapter 24</text:a></text:h>
      <text:section text:style-name="Sect1" text:name="sc77">
        <text:p text:style-name="Standard"><text:soft-page-break/></text:p>
      </text:section>
      <text:p text:style-name="Heading_20_4">* * *</text:p>
      <text:section text:style-name="Sect1" text:name="sc79">
        <text:p text:style-name="Text_20_body"/>
      </text:section>
      <text:p text:style-name="Heading_20_4">* * *</text:p>
      <text:section text:style-name="Sect1" text:name="sc81">
        <text:p text:style-name="Standard"/>
      </text:section>
      <text:h text:style-name="Heading_20_2" text:outline-level="2"><text:a xlink:type="simple" xlink:href="../normal_chapters.odt#ChID:25%7Cregion" text:style-name="Internet_20_link" text:visited-style-name="Visited_20_Internet_20_Link">Chapter 25</text:a></text:h>
      <text:section text:style-name="Sect1" text:name="sc84">
        <text:p text:style-name="Standard"/>
      </text:section>
      <text:p text:style-name="Heading_20_4">* * *</text:p>
      <text:section text:style-name="Sect1" text:name="sc86">
        <text:p text:style-name="Standard"/>
      </text:section>
      <text:h text:style-name="Heading_20_2" text:outline-level="2"><text:a xlink:type="simple" xlink:href="../normal_chapters.odt#ChID:26%7Cregion" text:style-name="Internet_20_link" text:visited-style-name="Visited_20_Internet_20_Link">Chapter 26</text:a></text:h>
      <text:section text:style-name="Sect1" text:name="sc89">
        <text:p text:style-name="Standard"/>
      </text:section>
      <text:h text:style-name="Heading_20_2" text:outline-level="2"><text:a xlink:type="simple" xlink:href="../normal_chapters.odt#ChID:27%7Cregion" text:style-name="Internet_20_link" text:visited-style-name="Visited_20_Internet_20_Link">Chapter 27</text:a></text:h>
      <text:section text:style-name="Sect1" text:name="sc92">
        <text:p text:style-name="Standard"/>
      </text:section>
      <text:p text:style-name="Heading_20_4">* * *</text:p>
      <text:section text:style-name="Sect1" text:name="sc94">
        <text:p text:style-name="Standard"><text:soft-page-break/></text:p>
      </text:section>
      <text:h text:style-name="Heading_20_2" text:outline-level="2"><text:a xlink:type="simple" xlink:href="../normal_chapters.odt#ChID:28%7Cregion" text:style-name="Internet_20_link" text:visited-style-name="Visited_20_Internet_20_Link">Chapter 28</text:a></text:h>
      <text:section text:style-name="Sect1" text:name="sc96">
        <text:p text:style-name="Standard"/>
      </text:section>
      <text:p text:style-name="Heading_20_4">* * *</text:p>
      <text:section text:style-name="Sect1" text:name="sc98">
        <text:p text:style-name="Standard"/>
      </text:section>
      <text:h text:style-name="Heading_20_2" text:outline-level="2"><text:a xlink:type="simple" xlink:href="../normal_chapters.odt#ChID:29%7Cregion" text:style-name="Internet_20_link" text:visited-style-name="Visited_20_Internet_20_Link">Chapter 29</text:a></text:h>
      <text:section text:style-name="Sect1" text:name="sc101">
        <text:p text:style-name="Standard"/>
      </text:section>
      <text:p text:style-name="Heading_20_4">* * *</text:p>
      <text:section text:style-name="Sect1" text:name="sc103">
        <text:p text:style-name="Standard"/>
      </text:section>
      <text:p text:style-name="Heading_20_4">* * *</text:p>
      <text:section text:style-name="Sect1" text:name="sc105">
        <text:p text:style-name="Standard"/>
      </text:section>
      <text:h text:style-name="Heading_20_2" text:outline-level="2"><text:a xlink:type="simple" xlink:href="../normal_chapters.odt#ChID:30%7Cregion" text:style-name="Internet_20_link" text:visited-style-name="Visited_20_Internet_20_Link">Chapter 30</text:a></text:h>
      <text:section text:style-name="Sect1" text:name="sc108">
        <text:p text:style-name="Standard"/>
      </text:section>
      <text:p text:style-name="Heading_20_4">* * *</text:p>
      <text:section text:style-name="Sect1" text:name="sc110">
        <text:p text:style-name="Standard"><text:soft-page-break/></text:p>
      </text:section>
      <text:p text:style-name="Heading_20_4">* * *</text:p>
      <text:section text:style-name="Sect1" text:name="sc112">
        <text:p text:style-name="Standard"/>
      </text:section>
      <text:h text:style-name="Heading_20_2" text:outline-level="2"><text:a xlink:type="simple" xlink:href="../normal_chapters.odt#ChID:31%7Cregion" text:style-name="Internet_20_link" text:visited-style-name="Visited_20_Internet_20_Link">Chapter 31</text:a></text:h>
      <text:section text:style-name="Sect1" text:name="sc114">
        <text:p text:style-name="Standard"/>
      </text:section>
      <text:p text:style-name="Heading_20_4">* * *</text:p>
      <text:section text:style-name="Sect1" text:name="sc116">
        <text:p text:style-name="Standard"/>
      </text:section>
      <text:h text:style-name="Heading_20_2" text:outline-level="2"><text:a xlink:type="simple" xlink:href="../normal_chapters.odt#ChID:32%7Cregion" text:style-name="Internet_20_link" text:visited-style-name="Visited_20_Internet_20_Link"/></text:h>
      <text:section text:style-name="Sect1" text:name="sc11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loext:contextual-spacing="false"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11:14:28Z</meta:creation-date>
    <dc:date>2023-12-10T12:54:58.41</dc:date>
    <meta:editing-duration>PT15M37S</meta:editing-duration>
    <meta:editing-cycles>17</meta:editing-cycles>
    <meta:document-statistic meta:table-count="0" meta:image-count="0" meta:object-count="0" meta:page-count="15" meta:paragraph-count="136" meta:word-count="1461" meta:character-count="7754"/>
  </office:meta>
</office:document-meta>
</file>